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2c001e" draw:marker-start-width="0.237cm" draw:marker-end-width="0.237cm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778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standard">
      <style:graphic-properties draw:stroke="solid" draw:stroke-dash="Ultrafine_20_Dashed" draw:marker-end="Arrowheads_20_2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stroke-dash="Ultrafine_20_Dashed" svg:stroke-color="#000000" draw:marker-end="Arrowheads_20_2" draw:fill="none" draw:fill-color="#ffffff" fo:min-height="1.397cm"/>
    </style:style>
    <style:style style:name="gr9" style:family="graphic" style:parent-style-name="standard">
      <style:graphic-properties draw:stroke="none" draw:stroke-dash="Ultrafine_20_Dashed" svg:stroke-color="#000000" draw:marker-end="Arrowheads_20_2" draw:fill="none" draw:fill-color="#ffffff" fo:min-height="1.778cm"/>
    </style:style>
    <style:style style:name="gr10" style:family="graphic" style:parent-style-name="standard">
      <style:graphic-properties draw:marker-end="Arrowheads_20_3" draw:textarea-horizontal-align="justify" draw:textarea-vertical-align="middle" draw:auto-grow-height="false"/>
    </style:style>
    <style:style style:name="gr11" style:family="graphic" style:parent-style-name="standard">
      <style:graphic-properties svg:stroke-width="0.025cm" svg:stroke-color="#808080" draw:marker-start-width="0.237cm" draw:marker-end-width="0.237cm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12" style:family="graphic" style:parent-style-name="standard">
      <style:graphic-properties draw:stroke="none" svg:stroke-color="#000000" draw:fill="none" draw:fill-color="#ffffff" fo:min-height="2.482cm"/>
    </style:style>
    <style:style style:name="gr13" style:family="graphic" style:parent-style-name="standard">
      <style:graphic-properties draw:stroke="none" svg:stroke-color="#000000" draw:fill="none" draw:fill-color="#ffffff" fo:min-height="1.809cm"/>
    </style:style>
    <style:style style:name="gr14" style:family="graphic" style:parent-style-name="objectwithoutfill">
      <style:graphic-properties draw:marker-end="" draw:marker-end-width="0.3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standard">
      <style:graphic-properties draw:stroke="none" svg:stroke-color="#000000" draw:marker-end="Arrowheads_20_3" draw:fill="none" draw:fill-color="#ffffff" fo:min-height="3.048cm"/>
    </style:style>
    <style:style style:name="gr17" style:family="graphic" style:parent-style-name="standard">
      <style:graphic-properties draw:stroke="none" svg:stroke-color="#000000" draw:marker-end="Arrowheads_20_3" draw:fill="none" draw:fill-color="#ffffff" fo:min-height="1.598cm"/>
    </style:style>
    <style:style style:name="gr18" style:family="graphic" style:parent-style-name="standard">
      <style:graphic-properties draw:stroke="none" svg:stroke-color="#000000" draw:marker-end="Arrowheads_20_3" draw:fill="none" draw:fill-color="#ffffff" fo:min-height="0.924cm"/>
    </style:style>
    <style:style style:name="gr19" style:family="graphic" style:parent-style-name="standard">
      <style:graphic-properties draw:stroke="none" svg:stroke-color="#000000" draw:marker-end="Arrowheads_20_3" draw:fill="none" draw:fill-color="#ffffff" fo:min-height="0.381cm"/>
    </style:style>
    <style:style style:name="gr20" style:family="graphic" style:parent-style-name="standard">
      <style:graphic-properties draw:stroke="none" svg:stroke-color="#000000" draw:marker-end="Arrowheads_20_3" draw:fill="none" draw:fill-color="#ffffff" fo:min-height="0.766cm"/>
    </style:style>
    <style:style style:name="gr21" style:family="graphic" style:parent-style-name="standard">
      <style:graphic-properties draw:stroke="none" svg:stroke-color="#000000" draw:marker-end="Arrowheads_20_3" draw:fill="none" draw:fill-color="#ffffff" fo:min-height="2.794cm"/>
    </style:style>
    <style:style style:name="gr22" style:family="graphic" style:parent-style-name="standard">
      <style:graphic-properties draw:stroke="none" svg:stroke-color="#000000" draw:marker-end="Arrowheads_20_3" draw:fill="none" draw:fill-color="#ffffff" fo:min-height="0.666cm"/>
    </style:style>
    <style:style style:name="gr23" style:family="graphic" style:parent-style-name="standard">
      <style:graphic-properties draw:stroke="none" svg:stroke-color="#000000" draw:marker-end="Arrowheads_20_3" draw:fill="none" draw:fill-color="#ffffff" fo:min-height="1.016cm"/>
    </style:style>
    <style:style style:name="gr24" style:family="graphic" style:parent-style-name="objectwithoutfill">
      <style:graphic-properties draw:marker-end="Arrowheads_20_3" draw:fill="none" draw:textarea-vertical-align="middle"/>
    </style:style>
    <style:style style:name="gr25" style:family="graphic" style:parent-style-name="standard">
      <style:graphic-properties draw:stroke="none" svg:stroke-color="#000000" draw:marker-end="Arrowheads_20_3" draw:fill="none" draw:fill-color="#ffffff" fo:min-height="1.397cm"/>
    </style:style>
    <style:style style:name="gr26" style:family="graphic" style:parent-style-name="standard">
      <style:graphic-properties draw:stroke="none" svg:stroke-color="#000000" draw:marker-end="Arrowheads_20_3" draw:fill="none" draw:fill-color="#ffffff" fo:min-height="0.635cm"/>
    </style:style>
    <style:style style:name="gr27" style:family="graphic" style:parent-style-name="standard">
      <style:graphic-properties draw:stroke="none" svg:stroke-color="#000000" draw:marker-end="Arrowheads_20_3" draw:fill="none" draw:fill-color="#ffffff" fo:min-height="0.508cm"/>
    </style:style>
    <style:style style:name="gr28" style:family="graphic" style:parent-style-name="objectwithoutfill">
      <style:graphic-properties draw:marker-end="Arrowheads_20_2" draw:fill="none" draw:textarea-vertical-align="middle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0.635cm"/>
    </style:style>
    <style:style style:name="gr32" style:family="graphic" style:parent-style-name="standard">
      <style:graphic-properties draw:stroke="none" svg:stroke-color="#000000" draw:fill="none" draw:fill-color="#ffffff" fo:min-height="1.016cm"/>
    </style:style>
    <style:style style:name="gr33" style:family="graphic" style:parent-style-name="standard">
      <style:graphic-properties draw:stroke="none" svg:stroke-color="#000000" draw:fill="none" draw:fill-color="#ffffff" fo:min-height="1.27cm"/>
    </style:style>
    <style:style style:name="gr34" style:family="graphic" style:parent-style-name="objectwithoutfill">
      <style:graphic-properties draw:stroke="solid" draw:stroke-dash="Ultrafine_20_Dashed" draw:marker-end="Arrowheads_20_2" draw:marker-end-width="0.3cm" draw:fill="none" draw:textarea-vertical-align="middle"/>
    </style:style>
    <style:style style:name="gr35" style:family="graphic" style:parent-style-name="standard">
      <style:graphic-properties draw:stroke="solid" draw:stroke-dash="Ultrafine_20_Dashed" draw:textarea-horizontal-align="justify" draw:textarea-vertical-align="middle" draw:auto-grow-height="false"/>
    </style:style>
    <style:style style:name="gr36" style:family="graphic" style:parent-style-name="standard">
      <style:graphic-properties draw:stroke="none" draw:stroke-dash="Ultrafine_20_Dashed" svg:stroke-color="#000000" draw:fill="none" draw:fill-color="#ffffff" fo:min-height="1.397cm"/>
    </style:style>
    <style:style style:name="gr37" style:family="graphic" style:parent-style-name="standard">
      <style:graphic-properties draw:stroke="none" draw:stroke-dash="Ultrafine_20_Dashed" svg:stroke-color="#000000" draw:fill="none" draw:fill-color="#ffffff" fo:min-height="1.016cm"/>
    </style:style>
    <style:style style:name="gr38" style:family="graphic" style:parent-style-name="standard">
      <style:graphic-properties draw:stroke="none" draw:stroke-dash="Ultrafine_20_Dashed" svg:stroke-color="#000000" draw:fill="none" draw:fill-color="#ffffff" fo:min-height="1.27cm"/>
    </style:style>
    <style:style style:name="gr39" style:family="graphic" style:parent-style-name="standard">
      <style:graphic-properties draw:stroke="none" draw:stroke-dash="Ultrafine_20_Dashed" svg:stroke-color="#000000" draw:fill="none" draw:fill-color="#ffffff" fo:min-height="0.381cm"/>
    </style:style>
    <style:style style:name="gr40" style:family="graphic" style:parent-style-name="standard">
      <style:graphic-properties draw:stroke="none" draw:stroke-dash="Ultrafine_20_Dashed" svg:stroke-color="#000000" draw:fill="none" draw:fill-color="#ffffff" fo:min-height="0.508cm"/>
    </style:style>
    <style:style style:name="gr41" style:family="graphic" style:parent-style-name="standard">
      <style:graphic-properties draw:stroke="none" draw:stroke-dash="Ultrafine_20_Dashed" svg:stroke-color="#000000" draw:fill="none" draw:fill-color="#ffffff" fo:min-height="1.143cm"/>
    </style:style>
    <style:style style:name="gr42" style:family="graphic" style:parent-style-name="standard">
      <style:graphic-properties draw:stroke="solid" draw:stroke-dash="Ultrafine_20_Dashed" svg:stroke-width="0cm" svg:stroke-color="#2c001e" draw:marker-start-width="0.2cm" draw:marker-end="Arrowheads_20_2" draw:marker-end-width="0.2cm" draw:textarea-vertical-align="middle" fo:padding-top="0.125cm" fo:padding-bottom="0.125cm" fo:padding-left="0.25cm" fo:padding-right="0.25cm"/>
    </style:style>
    <style:style style:name="gr43" style:family="graphic" style:parent-style-name="standard">
      <style:graphic-properties draw:stroke="none" draw:stroke-dash="Ultrafine_20_Dashed" svg:stroke-color="#000000" draw:fill="none" draw:fill-color="#ffffff" fo:min-height="0.762cm"/>
    </style:style>
    <style:style style:name="gr44" style:family="graphic" style:parent-style-name="standard">
      <style:graphic-properties draw:stroke="none" draw:stroke-dash="Ultrafine_20_Dashed" svg:stroke-color="#000000" draw:fill="none" draw:fill-color="#ffffff" fo:min-height="0.889cm"/>
    </style:style>
    <style:style style:name="gr45" style:family="graphic" style:parent-style-name="standard">
      <style:graphic-properties draw:stroke="solid" draw:stroke-dash="Ultrafine_20_Dashed" svg:stroke-color="#2c001e" draw:marker-end="Arrowheads_20_2" draw:textarea-vertical-align="middle"/>
    </style:style>
    <style:style style:name="gr46" style:family="graphic" style:parent-style-name="standard">
      <style:graphic-properties draw:stroke="none" draw:stroke-dash="Ultrafine_20_Dashed" svg:stroke-color="#000000" draw:marker-end="Arrowheads_20_2" draw:fill="none" draw:fill-color="#ffffff" fo:min-height="0.508cm"/>
    </style:style>
    <style:style style:name="gr47" style:family="graphic" style:parent-style-name="standard">
      <style:graphic-properties draw:stroke="none" draw:stroke-dash="Ultrafine_20_Dashed" svg:stroke-color="#000000" draw:marker-end="Arrowheads_20_2" draw:fill="none" draw:fill-color="#ffffff" fo:min-height="0.889cm"/>
    </style:style>
    <style:style style:name="gr48" style:family="graphic" style:parent-style-name="standard">
      <style:graphic-properties draw:stroke="none" draw:stroke-dash="Ultrafine_20_Dashed" svg:stroke-color="#000000" draw:marker-end="Arrowheads_20_2" draw:fill="none" draw:fill-color="#ffffff" fo:min-height="1.27cm"/>
    </style:style>
    <style:style style:name="gr49" style:family="graphic" style:parent-style-name="standard">
      <style:graphic-properties draw:stroke="none" draw:stroke-dash="Ultrafine_20_Dashed" svg:stroke-color="#000000" draw:marker-end="Arrowheads_20_2" draw:fill="none" draw:fill-color="#ffffff" fo:min-height="0.635cm"/>
    </style:style>
    <style:style style:name="gr50" style:family="graphic" style:parent-style-name="standard">
      <style:graphic-properties draw:stroke="none" draw:stroke-dash="Ultrafine_20_Dashed" svg:stroke-color="#000000" draw:marker-end="Arrowheads_20_2" draw:fill="none" draw:fill-color="#ffffff" fo:min-height="1.016cm"/>
    </style:style>
    <style:style style:name="gr51" style:family="graphic" style:parent-style-name="standard">
      <style:graphic-properties draw:stroke="none" draw:stroke-dash="Ultrafine_20_Dashed" svg:stroke-color="#000000" draw:marker-end="Arrowheads_20_2" draw:fill="none" draw:fill-color="#ffffff" fo:min-height="0.762cm"/>
    </style:style>
    <style:style style:name="gr52" style:family="graphic" style:parent-style-name="standard">
      <style:graphic-properties draw:stroke="none" draw:stroke-dash="Ultrafine_20_Dashed" svg:stroke-color="#000000" draw:marker-end="Arrowheads_20_2" draw:fill="none" draw:fill-color="#ffffff" fo:min-height="1.1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fo:font-size="8pt" style:font-size-asian="8pt" style:font-size-complex="8pt"/>
    </style:style>
    <style:style style:name="P11" style:family="paragraph"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style:text-properties fo:color="#ffffff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0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11cm" svg:height="0.889cm" svg:x="13.696cm" svg:y="51.042cm">
          <text:p text:style-name="P1"><text:span text:style-name="T1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.983cm" svg:height="1.905cm" svg:x="13.632cm" svg:y="45.096cm">
          <text:p text:style-name="P3"><text:span text:style-name="T2"/></text:p>
          <text:p text:style-name="P1"><text:span text:style-name="T3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3" draw:text-style-name="P2" draw:layer="layout" svg:width="3.175cm" svg:height="2.028cm" svg:x="14.473cm" svg:y="45.712cm">
          <draw:text-box>
            <text:p text:style-name="P1"><text:span text:style-name="T1">Returned</text:span></text:p>
            <text:p text:style-name="P1"><text:span text:style-name="T1">Values</text:span></text:p>
          </draw:text-box>
        </draw:frame>
        <draw:custom-shape draw:style-name="gr4" draw:text-style-name="P1" draw:layer="layout" svg:width="5.21cm" svg:height="1.478cm" svg:x="13.605cm" svg:y="48.309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5" draw:text-style-name="P5" draw:layer="layout" svg:width="3.048cm" svg:height="1.139cm" svg:x="15.473cm" svg:y="48.69cm">
          <draw:text-box>
            <text:p><text:span text:style-name="T1">Output</text:span></text:p>
          </draw:text-box>
        </draw:frame>
        <draw:line draw:style-name="gr6" draw:text-style-name="P1" draw:layer="layout" svg:x1="16.194cm" svg:y1="46.992cm" svg:x2="16.194cm" svg:y2="48.148cm">
          <text:p/>
        </draw:line>
        <draw:line draw:style-name="gr6" draw:text-style-name="P1" draw:layer="layout" svg:x1="16.144cm" svg:y1="49.792cm" svg:x2="16.144cm" svg:y2="50.942cm">
          <text:p/>
        </draw:line>
        <draw:custom-shape draw:style-name="gr7" draw:text-style-name="P1" draw:layer="layout" svg:width="5.08cm" svg:height="1.778cm" svg:x="10.123cm" svg:y="41.9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8" draw:text-style-name="P6" draw:layer="layout" svg:width="3.556cm" svg:height="1.647cm" svg:x="10.785cm" svg:y="42.047cm">
          <draw:text-box>
            <text:p text:style-name="P6"><text:span text:style-name="T1">Function</text:span><text:span text:style-name="T4"> </text:span></text:p>
            <text:p text:style-name="P6"><text:span text:style-name="T4"/></text:p>
            <text:p text:style-name="P6"><text:span text:style-name="T4">Conversion JSON</text:span></text:p>
          </draw:text-box>
        </draw:frame>
        <draw:custom-shape draw:style-name="gr7" draw:text-style-name="P1" draw:layer="layout" svg:width="4.953cm" svg:height="1.778cm" svg:x="10.15cm" svg:y="39.17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9" draw:text-style-name="P6" draw:layer="layout" svg:width="3.556cm" svg:height="2.028cm" svg:x="10.912cm" svg:y="39.374cm">
          <draw:text-box>
            <text:p text:style-name="P6"><text:span text:style-name="T1">Function</text:span></text:p>
            <text:p text:style-name="P6"><text:span text:style-name="T4"/></text:p>
            <text:p text:style-name="P6"><text:span text:style-name="T4">String Mix</text:span></text:p>
          </draw:text-box>
        </draw:frame>
        <draw:custom-shape draw:style-name="gr10" draw:text-style-name="P1" draw:layer="layout" svg:width="4.827cm" svg:height="2.477cm" svg:x="10.268cm" svg:y="35.153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" draw:layer="layout" svg:width="4.7cm" svg:height="2.213cm" svg:x="10.268cm" svg:y="31.853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" draw:layer="layout" svg:width="4.7cm" svg:height="2.431cm" svg:x="10.268cm" svg:y="28.15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" draw:layer="layout" svg:width="4.572cm" svg:height="2.604cm" svg:x="10.269cm" svg:y="12.65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1" draw:text-style-name="P2" draw:layer="layout" svg:width="5.588cm" svg:height="0.889cm" svg:x="9.769cm" svg:y="10.302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3.195cm" svg:height="3.326cm" svg:x="10.793cm" svg:y="12.598cm">
          <draw:text-box>
            <text:p><text:span text:style-name="T1">Global Variables:</text:span></text:p>
            <text:p><text:span text:style-name="T4"/></text:p>
            <text:p><text:span text:style-name="T5">String <text:s text:c="4"/>Variable</text:span></text:p>
            <text:p><text:span text:style-name="T5">Number Variable</text:span></text:p>
            <text:p><text:span text:style-name="T5">Object <text:s text:c="2"/>Variable</text:span></text:p>
            <text:p/>
          </draw:text-box>
        </draw:frame>
        <draw:frame draw:style-name="gr5" draw:text-style-name="P2" draw:layer="layout" svg:width="4.637cm" svg:height="1.433cm" svg:x="10.193cm" svg:y="28.596cm">
          <draw:text-box>
            <text:p text:style-name="P1"><text:span text:style-name="T1">Obj: userInfo</text:span></text:p>
            <text:p text:style-name="P1"><text:span text:style-name="T1"/></text:p>
            <text:p text:style-name="P1"><text:span text:style-name="T6">Method: function</text:span></text:p>
          </draw:text-box>
        </draw:frame>
        <draw:frame draw:style-name="gr13" draw:text-style-name="P2" draw:layer="layout" svg:width="4.826cm" svg:height="2.059cm" svg:x="10.358cm" svg:y="32.246cm">
          <draw:text-box>
            <text:p text:style-name="P1"><text:span text:style-name="T1">Obj: usrInfo</text:span></text:p>
            <text:p text:style-name="P1"><text:span text:style-name="T6"/></text:p>
            <text:p text:style-name="P1"><text:span text:style-name="T6">Method: procedure</text:span></text:p>
          </draw:text-box>
        </draw:frame>
        <draw:line draw:style-name="gr6" draw:text-style-name="P1" draw:layer="layout" svg:x1="12.59cm" svg:y1="30.638cm" svg:x2="12.59cm" svg:y2="31.781cm">
          <text:p/>
        </draw:line>
        <draw:frame draw:style-name="gr13" draw:text-style-name="P5" draw:layer="layout" svg:width="4.826cm" svg:height="2.059cm" svg:x="10.258cm" svg:y="35.647cm">
          <draw:text-box>
            <text:p text:style-name="P1"><text:span text:style-name="T1">Function</text:span></text:p>
            <text:p text:style-name="P1"><text:span text:style-name="T1"/></text:p>
            <text:p text:style-name="P1"><text:span text:style-name="T6">Copy Obj.</text:span></text:p>
            <text:p><text:span text:style-name="T6"/></text:p>
          </draw:text-box>
        </draw:frame>
        <draw:line draw:style-name="gr6" draw:text-style-name="P1" draw:layer="layout" svg:x1="12.59cm" svg:y1="34.075cm" svg:x2="12.59cm" svg:y2="35.091cm">
          <text:p/>
        </draw:line>
        <draw:line draw:style-name="gr14" draw:text-style-name="P1" draw:layer="layout" svg:x1="15.157cm" svg:y1="25.622cm" svg:x2="16.173cm" svg:y2="25.622cm">
          <text:p/>
        </draw:line>
        <draw:line draw:style-name="gr14" draw:text-style-name="P1" draw:layer="layout" svg:x1="15.157cm" svg:y1="33.021cm" svg:x2="16.173cm" svg:y2="33.021cm">
          <text:p/>
        </draw:line>
        <draw:line draw:style-name="gr14" draw:text-style-name="P1" draw:layer="layout" svg:x1="15.157cm" svg:y1="36.52cm" svg:x2="16.173cm" svg:y2="36.52cm">
          <text:p/>
        </draw:line>
        <draw:line draw:style-name="gr15" draw:text-style-name="P1" draw:layer="layout" svg:x1="16.167cm" svg:y1="24.522cm" svg:x2="16.167cm" svg:y2="44.973cm">
          <text:p/>
        </draw:line>
        <draw:frame draw:style-name="gr16" draw:text-style-name="P8" draw:layer="layout" svg:width="11.589cm" svg:height="3.298cm" svg:x="71.485cm" svg:y="1.131cm">
          <draw:text-box>
            <text:p text:style-name="P7"><text:span text:style-name="T7">Name: Andrei Birsan</text:span></text:p>
            <text:p text:style-name="P7"><text:span text:style-name="T7">Class: SDI1</text:span></text:p>
            <text:p text:style-name="P7"><text:span text:style-name="T7">Project Name: “Digi-Dossier ”</text:span></text:p>
          </draw:text-box>
        </draw:frame>
        <draw:custom-shape draw:style-name="gr10" draw:text-style-name="P1" draw:layer="layout" svg:width="4.572cm" svg:height="4.572cm" svg:x="10.224cm" svg:y="16.0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7" draw:text-style-name="P5" draw:layer="layout" svg:width="4.621cm" svg:height="1.848cm" svg:x="10.22cm" svg:y="17.875cm">
          <draw:text-box>
            <text:p text:style-name="P1"><text:span text:style-name="T1">If / Else</text:span></text:p>
            <text:p text:style-name="P1"><text:span text:style-name="T1">Conditional</text:span></text:p>
          </draw:text-box>
        </draw:frame>
        <draw:line draw:style-name="gr6" draw:text-style-name="P1" draw:layer="layout" svg:x1="14.789cm" svg:y1="18.376cm" svg:x2="16.494cm" svg:y2="18.376cm">
          <text:p/>
        </draw:line>
        <draw:frame draw:style-name="gr18" draw:text-style-name="P9" draw:layer="layout" svg:width="3.004cm" svg:height="1.174cm" svg:x="14.814cm" svg:y="17.694cm">
          <draw:text-box>
            <text:p><text:span text:style-name="T4">true</text:span></text:p>
          </draw:text-box>
        </draw:frame>
        <draw:frame draw:style-name="gr19" draw:text-style-name="P9" draw:layer="layout" svg:width="1.27cm" svg:height="0.645cm" svg:x="9.001cm" svg:y="17.541cm">
          <draw:text-box>
            <text:p><text:span text:style-name="T4">false</text:span></text:p>
          </draw:text-box>
        </draw:frame>
        <draw:custom-shape draw:style-name="gr10" draw:text-style-name="P1" draw:layer="layout" svg:width="2.962cm" svg:height="2.641cm" svg:x="16.453cm" svg:y="17.03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0" draw:text-style-name="P2" draw:layer="layout" svg:width="2.54cm" svg:height="1.433cm" svg:x="16.662cm" svg:y="17.515cm">
          <draw:text-box>
            <text:p text:style-name="P1"><text:span text:style-name="T1">Nested </text:span></text:p>
            <text:p text:style-name="P1"><text:span text:style-name="T1"><text:s/></text:span><text:span text:style-name="T1">if / else</text:span></text:p>
            <text:p text:style-name="P1"><text:span text:style-name="T1">Conditional</text:span></text:p>
          </draw:text-box>
        </draw:frame>
        <draw:line draw:style-name="gr14" draw:text-style-name="P1" draw:layer="layout" svg:x1="19.415cm" svg:y1="18.43cm" svg:x2="32.496cm" svg:y2="18.43cm">
          <text:p/>
        </draw:line>
        <draw:line draw:style-name="gr6" draw:text-style-name="P1" draw:layer="layout" svg:x1="17.869cm" svg:y1="19.7cm" svg:x2="17.869cm" svg:y2="20.97cm">
          <text:p/>
        </draw:line>
        <draw:frame draw:style-name="gr19" draw:text-style-name="P9" draw:layer="layout" svg:width="1.27cm" svg:height="0.645cm" svg:x="18.046cm" svg:y="19.702cm">
          <draw:text-box>
            <text:p><text:span text:style-name="T4">false</text:span></text:p>
          </draw:text-box>
        </draw:frame>
        <draw:frame draw:style-name="gr19" draw:text-style-name="P9" draw:layer="layout" svg:width="1.651cm" svg:height="0.645cm" svg:x="19.161cm" svg:y="17.414cm">
          <draw:text-box>
            <text:p><text:span text:style-name="T4">true</text:span></text:p>
          </draw:text-box>
        </draw:frame>
        <draw:line draw:style-name="gr6" draw:text-style-name="P1" draw:layer="layout" svg:x1="12.64cm" svg:y1="11.238cm" svg:x2="12.64cm" svg:y2="12.588cm">
          <text:p/>
        </draw:line>
        <draw:custom-shape draw:style-name="gr10" draw:text-style-name="P1" draw:layer="layout" svg:width="4.799cm" svg:height="2.929cm" svg:x="10.169cm" svg:y="24.26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frame draw:style-name="gr21" draw:text-style-name="P11" draw:layer="layout" svg:width="4.445cm" svg:height="3.044cm" svg:x="11.285cm" svg:y="24.635cm">
          <draw:text-box>
            <text:p text:style-name="P10"><text:span text:style-name="T8">Obj: userInfo</text:span></text:p>
            <text:p text:style-name="P10"><text:span text:style-name="T8"/></text:p>
            <text:p text:style-name="P10"><text:span text:style-name="T9">Property: Array</text:span></text:p>
            <text:p text:style-name="P10"><text:span text:style-name="T9">Property: String</text:span></text:p>
            <text:p text:style-name="P10"><text:span text:style-name="T9">Property: Boolean</text:span></text:p>
            <text:p text:style-name="P10"><text:span text:style-name="T9">Property: Number</text:span></text:p>
            <text:p text:style-name="P10"><text:span text:style-name="T9">Property: Object</text:span></text:p>
          </draw:text-box>
        </draw:frame>
        <draw:custom-shape draw:style-name="gr10" draw:text-style-name="P1" draw:layer="layout" svg:width="3.302cm" svg:height="1.397cm" svg:x="16.24cm" svg:y="20.971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2" draw:text-style-name="P5" draw:layer="layout" svg:width="2.213cm" svg:height="0.916cm" svg:x="17.235cm" svg:y="21.391cm">
          <draw:text-box>
            <text:p><text:span text:style-name="T1">Output</text:span></text:p>
          </draw:text-box>
        </draw:frame>
        <draw:line draw:style-name="gr6" draw:text-style-name="P1" draw:layer="layout" svg:x1="17.919cm" svg:y1="22.368cm" svg:x2="12.557cm" svg:y2="24.145cm">
          <text:p/>
        </draw:line>
        <draw:custom-shape draw:style-name="gr10" draw:text-style-name="P1" draw:layer="layout" svg:width="3.302cm" svg:height="1.397cm" svg:x="5.318cm" svg:y="17.541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2" draw:text-style-name="P5" draw:layer="layout" svg:width="2.213cm" svg:height="0.916cm" svg:x="6.313cm" svg:y="17.961cm">
          <draw:text-box>
            <text:p><text:span text:style-name="T1">Output</text:span></text:p>
          </draw:text-box>
        </draw:frame>
        <draw:custom-shape draw:style-name="gr10" draw:text-style-name="P1" draw:layer="layout" svg:width="4.445cm" svg:height="1.524cm" svg:x="29.921cm" svg:y="22.1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3" draw:text-style-name="P5" draw:layer="layout" svg:width="3.683cm" svg:height="1.266cm" svg:x="31.002cm" svg:y="22.568cm">
          <draw:text-box>
            <text:p><text:span text:style-name="T1">While Loop</text:span></text:p>
          </draw:text-box>
        </draw:frame>
        <draw:line draw:style-name="gr24" draw:text-style-name="P1" draw:layer="layout" svg:x1="32.47cm" svg:y1="18.43cm" svg:x2="32.47cm" svg:y2="22.113cm">
          <text:p/>
        </draw:line>
        <draw:line draw:style-name="gr6" draw:text-style-name="P1" draw:layer="layout" svg:x1="29.95cm" svg:y1="22.888cm" svg:x2="28.426cm" svg:y2="22.888cm">
          <text:p/>
        </draw:line>
        <draw:custom-shape draw:style-name="gr10" draw:text-style-name="P1" draw:layer="layout" svg:width="3.556cm" svg:height="1.524cm" svg:x="24.828cm" svg:y="2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5" draw:text-style-name="P5" draw:layer="layout" svg:width="3.429cm" svg:height="1.647cm" svg:x="26.006cm" svg:y="22.499cm">
          <draw:text-box>
            <text:p><text:span text:style-name="T1">Math</text:span></text:p>
          </draw:text-box>
        </draw:frame>
        <draw:frame draw:style-name="gr26" draw:text-style-name="P9" draw:layer="layout" svg:width="1.27cm" svg:height="0.885cm" svg:x="28.638cm" svg:y="22.218cm">
          <draw:text-box>
            <text:p><text:span text:style-name="T4">true</text:span></text:p>
          </draw:text-box>
        </draw:frame>
        <draw:line draw:style-name="gr6" draw:text-style-name="P1" draw:layer="layout" svg:x1="32.167cm" svg:y1="23.65cm" svg:x2="32.167cm" svg:y2="24.793cm">
          <text:p/>
        </draw:line>
        <draw:frame draw:style-name="gr27" draw:text-style-name="P9" draw:layer="layout" svg:width="1.81cm" svg:height="0.758cm" svg:x="32.275cm" svg:y="23.931cm">
          <draw:text-box>
            <text:p><text:span text:style-name="T4">false</text:span></text:p>
          </draw:text-box>
        </draw:frame>
        <draw:custom-shape draw:style-name="gr10" draw:text-style-name="P1" draw:layer="layout" svg:width="3.302cm" svg:height="1.651cm" svg:x="30.543cm" svg:y="24.797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0" draw:text-style-name="P1" draw:layer="layout" svg:width="3.302cm" svg:height="1.651cm" svg:x="24.955cm" svg:y="19.586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5" draw:text-style-name="P5" draw:layer="layout" svg:width="2.286cm" svg:height="1.647cm" svg:x="25.79cm" svg:y="20.046cm">
          <draw:text-box>
            <text:p><text:span text:style-name="T1">Output</text:span></text:p>
          </draw:text-box>
        </draw:frame>
        <draw:line draw:style-name="gr14" draw:text-style-name="P1" draw:layer="layout" svg:x1="15.156cm" svg:y1="29.52cm" svg:x2="16.172cm" svg:y2="29.52cm">
          <text:p/>
        </draw:line>
        <draw:line draw:style-name="gr6" draw:text-style-name="P1" draw:layer="layout" svg:x1="12.64cm" svg:y1="27.181cm" svg:x2="12.64cm" svg:y2="28.081cm">
          <text:p/>
        </draw:line>
        <draw:line draw:style-name="gr6" draw:text-style-name="P1" draw:layer="layout" svg:x1="26.606cm" svg:y1="21.999cm" svg:x2="26.606cm" svg:y2="21.237cm">
          <text:p/>
        </draw:line>
        <draw:line draw:style-name="gr28" draw:text-style-name="P1" draw:layer="layout" svg:x1="28.257cm" svg:y1="20.348cm" svg:x2="32.448cm" svg:y2="20.348cm">
          <text:p/>
        </draw:line>
        <draw:line draw:style-name="gr6" draw:text-style-name="P1" draw:layer="layout" svg:x1="10.144cm" svg:y1="18.303cm" svg:x2="8.62cm" svg:y2="18.303cm">
          <text:p/>
        </draw:line>
        <draw:frame draw:style-name="gr25" draw:text-style-name="P5" draw:layer="layout" svg:width="2.286cm" svg:height="1.647cm" svg:x="31.48cm" svg:y="25.288cm">
          <draw:text-box>
            <text:p><text:span text:style-name="T1">Output</text:span></text:p>
          </draw:text-box>
        </draw:frame>
        <draw:line draw:style-name="gr29" draw:text-style-name="P1" draw:layer="layout" svg:x1="6.842cm" svg:y1="18.938cm" svg:x2="12.811cm" svg:y2="24.272cm">
          <text:p/>
        </draw:line>
        <draw:line draw:style-name="gr29" draw:text-style-name="P1" draw:layer="layout" svg:x1="12.557cm" svg:y1="15.128cm" svg:x2="12.557cm" svg:y2="16.144cm">
          <text:p/>
        </draw:line>
        <draw:line draw:style-name="gr6" draw:text-style-name="P1" draw:layer="layout" svg:x1="12.584cm" svg:y1="37.607cm" svg:x2="12.584cm" svg:y2="39.131cm">
          <text:p/>
        </draw:line>
        <draw:line draw:style-name="gr6" draw:text-style-name="P1" draw:layer="layout" svg:x1="12.557cm" svg:y1="41.036cm" svg:x2="12.557cm" svg:y2="41.925cm">
          <text:p/>
        </draw:line>
        <draw:line draw:style-name="gr30" draw:text-style-name="P1" draw:layer="layout" svg:x1="15.097cm" svg:y1="40.147cm" svg:x2="16.113cm" svg:y2="40.147cm">
          <text:p/>
        </draw:line>
        <draw:line draw:style-name="gr30" draw:text-style-name="P1" draw:layer="layout" svg:x1="15.224cm" svg:y1="42.814cm" svg:x2="16.113cm" svg:y2="42.814cm">
          <text:p/>
        </draw:line>
        <draw:custom-shape draw:style-name="gr4" draw:text-style-name="P1" draw:layer="layout" svg:width="4.445cm" svg:height="1.651cm" svg:x="41.335cm" svg:y="9.548cm">
          <text:p/>
          <draw:enhanced-geometry svg:viewBox="0 0 21600 21600" draw:glue-points="10800 0 0 10800 10800 21600 21600 10800" draw:text-areas="?f4 ?f6 ?f5 ?f7" draw:extrusion="true" draw:extrusion-depth="0.254cm 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2" draw:layer="layout" svg:width="4.191cm" svg:height="0.885cm" svg:x="41.789cm" svg:y="10.068cm">
          <draw:text-box>
            <text:p text:style-name="P12"><text:span text:style-name="T10">Method Procedure</text:span></text:p>
          </draw:text-box>
        </draw:frame>
        <draw:line draw:style-name="gr6" draw:text-style-name="P1" draw:layer="layout" svg:x1="43.621cm" svg:y1="11.199cm" svg:x2="43.621cm" svg:y2="12.469cm">
          <text:p/>
        </draw:line>
        <draw:custom-shape draw:style-name="gr4" draw:text-style-name="P1" draw:layer="layout" svg:width="4.699cm" svg:height="1.524cm" svg:x="41.162cm" svg:y="12.523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32" draw:text-style-name="P5" draw:layer="layout" svg:width="3.556cm" svg:height="1.266cm" svg:x="42.843cm" svg:y="13.05cm">
          <draw:text-box>
            <text:p text:style-name="P5"><text:span text:style-name="T1">Output</text:span></text:p>
          </draw:text-box>
        </draw:frame>
        <draw:custom-shape draw:style-name="gr4" draw:text-style-name="P1" draw:layer="layout" svg:width="3.937cm" svg:height="1.651cm" svg:x="47.177cm" svg:y="9.548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9" draw:layer="layout" svg:width="3.683cm" svg:height="1.139cm" svg:x="47.531cm" svg:y="10.129cm">
          <draw:text-box>
            <text:p text:style-name="P9"><text:span text:style-name="T1">String Argumen</text:span><text:span text:style-name="T4">t</text:span></text:p>
          </draw:text-box>
        </draw:frame>
        <draw:line draw:style-name="gr6" draw:text-style-name="P1" draw:layer="layout" svg:x1="47.558cm" svg:y1="10.31cm" svg:x2="45.78cm" svg:y2="10.31cm">
          <text:p/>
        </draw:line>
        <draw:custom-shape draw:style-name="gr4" draw:text-style-name="P1" draw:layer="layout" svg:width="3.302cm" svg:height="3.302cm" svg:x="42.027cm" svg:y="15.0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3" draw:text-style-name="P5" draw:layer="layout" svg:width="2.032cm" svg:height="1.52cm" svg:x="43.062cm" svg:y="16.39cm">
          <draw:text-box>
            <text:p text:style-name="P5"><text:span text:style-name="T1">Back</text:span></text:p>
          </draw:text-box>
        </draw:frame>
        <draw:line draw:style-name="gr6" draw:text-style-name="P1" draw:layer="layout" svg:x1="43.597cm" svg:y1="14.112cm" svg:x2="43.597cm" svg:y2="15.128cm">
          <text:p/>
        </draw:line>
        <draw:custom-shape draw:style-name="gr4" draw:text-style-name="P1" draw:layer="layout" svg:width="4.445cm" svg:height="1.651cm" svg:x="54.878cm" svg:y="10.08cm">
          <text:p/>
          <draw:enhanced-geometry svg:viewBox="0 0 21600 21600" draw:glue-points="10800 0 0 10800 10800 21600 21600 10800" draw:text-areas="?f4 ?f6 ?f5 ?f7" draw:extrusion="true" draw:extrusion-depth="0.254cm 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2" draw:layer="layout" svg:width="4.191cm" svg:height="0.885cm" svg:x="55.332cm" svg:y="10.6cm">
          <draw:text-box>
            <text:p text:style-name="P12"><text:span text:style-name="T10">Method Function</text:span></text:p>
          </draw:text-box>
        </draw:frame>
        <draw:custom-shape draw:style-name="gr4" draw:text-style-name="P1" draw:layer="layout" svg:width="4.507cm" svg:height="1.651cm" svg:x="60.72cm" svg:y="9.667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9" draw:layer="layout" svg:width="3.683cm" svg:height="1.139cm" svg:x="61.074cm" svg:y="10.248cm">
          <draw:text-box>
            <text:p text:style-name="P9"><text:span text:style-name="T1">Number Argumen</text:span><text:span text:style-name="T4">t</text:span></text:p>
          </draw:text-box>
        </draw:frame>
        <draw:line draw:style-name="gr6" draw:text-style-name="P1" draw:layer="layout" svg:x1="61.101cm" svg:y1="10.429cm" svg:x2="59.323cm" svg:y2="10.429cm">
          <text:p/>
        </draw:line>
        <draw:custom-shape draw:style-name="gr4" draw:text-style-name="P1" draw:layer="layout" svg:width="4.507cm" svg:height="1.651cm" svg:x="60.72cm" svg:y="11.667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9" draw:layer="layout" svg:width="3.683cm" svg:height="1.139cm" svg:x="61.074cm" svg:y="12.248cm">
          <draw:text-box>
            <text:p text:style-name="P9"><text:span text:style-name="T1">Boolean Argumen</text:span><text:span text:style-name="T4">t</text:span></text:p>
          </draw:text-box>
        </draw:frame>
        <draw:line draw:style-name="gr6" draw:text-style-name="P1" draw:layer="layout" svg:x1="61.101cm" svg:y1="12.429cm" svg:x2="59.226cm" svg:y2="10.837cm">
          <text:p/>
        </draw:line>
        <draw:line draw:style-name="gr34" draw:text-style-name="P1" draw:layer="layout" svg:x1="57.067cm" svg:y1="11.726cm" svg:x2="57.067cm" svg:y2="13.25cm">
          <text:p/>
        </draw:line>
        <draw:custom-shape draw:style-name="gr35" draw:text-style-name="P1" draw:layer="layout" svg:width="4.191cm" svg:height="1.707cm" svg:x="54.989cm" svg:y="16.61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36" draw:text-style-name="P5" draw:layer="layout" svg:width="3.556cm" svg:height="1.647cm" svg:x="55.443cm" svg:y="17.139cm">
          <draw:text-box>
            <text:p text:style-name="P5"><text:span text:style-name="T1">Method Accessor</text:span></text:p>
          </draw:text-box>
        </draw:frame>
        <draw:custom-shape draw:style-name="gr35" draw:text-style-name="P1" draw:layer="layout" svg:width="4.191cm" svg:height="1.707cm" svg:x="54.988cm" svg:y="19.61cm">
          <text:p/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frame draw:style-name="gr36" draw:text-style-name="P5" draw:layer="layout" svg:width="3.556cm" svg:height="1.647cm" svg:x="55.442cm" svg:y="20.137cm">
          <draw:text-box>
            <text:p text:style-name="P5"><text:span text:style-name="T1">Method Mutator</text:span></text:p>
          </draw:text-box>
        </draw:frame>
        <draw:line draw:style-name="gr34" draw:text-style-name="P1" draw:layer="layout" svg:x1="57.017cm" svg:y1="18.325cm" svg:x2="57.017cm" svg:y2="19.66cm">
          <text:p/>
        </draw:line>
        <draw:custom-shape draw:style-name="gr4" draw:text-style-name="P1" draw:layer="layout" svg:width="4.507cm" svg:height="1.651cm" svg:x="60.72cm" svg:y="19.66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5" draw:layer="layout" svg:width="3.683cm" svg:height="1.139cm" svg:x="61.074cm" svg:y="20.246cm">
          <draw:text-box>
            <text:p text:style-name="P5"><text:span text:style-name="T1">Boolean Argument</text:span></text:p>
          </draw:text-box>
        </draw:frame>
        <draw:line draw:style-name="gr6" draw:text-style-name="P1" draw:layer="layout" svg:x1="61.101cm" svg:y1="20.427cm" svg:x2="59.323cm" svg:y2="20.427cm">
          <text:p/>
        </draw:line>
        <draw:custom-shape draw:style-name="gr35" draw:text-style-name="P1" draw:layer="layout" svg:width="4.191cm" svg:height="1.778cm" svg:x="55.035cm" svg:y="13.2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37" draw:text-style-name="P5" draw:layer="layout" svg:width="3.429cm" svg:height="1.266cm" svg:x="55.67cm" svg:y="13.828cm">
          <draw:text-box>
            <text:p text:style-name="P5"><text:span text:style-name="T1">Local Variables</text:span></text:p>
          </draw:text-box>
        </draw:frame>
        <draw:line draw:style-name="gr34" draw:text-style-name="P1" draw:layer="layout" svg:x1="57.017cm" svg:y1="14.959cm" svg:x2="57.017cm" svg:y2="16.552cm">
          <text:p/>
        </draw:line>
        <draw:line draw:style-name="gr34" draw:text-style-name="P1" draw:layer="layout" svg:x1="56.967cm" svg:y1="21.378cm" svg:x2="56.967cm" svg:y2="22.748cm">
          <text:p/>
        </draw:line>
        <draw:custom-shape draw:style-name="gr35" draw:text-style-name="P1" draw:layer="layout" svg:width="4.445cm" svg:height="1.651cm" svg:x="54.917cm" svg:y="22.75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8" draw:text-style-name="P5" draw:layer="layout" svg:width="3.937cm" svg:height="1.52cm" svg:x="56.03cm" svg:y="23.28cm">
          <draw:text-box>
            <text:p text:style-name="P5"><text:span text:style-name="T1">For Loop</text:span></text:p>
          </draw:text-box>
        </draw:frame>
        <draw:line draw:style-name="gr34" draw:text-style-name="P1" draw:layer="layout" svg:x1="54.876cm" svg:y1="23.615cm" svg:x2="52.717cm" svg:y2="23.615cm">
          <text:p/>
        </draw:line>
        <draw:frame draw:style-name="gr39" draw:text-style-name="P9" draw:layer="layout" svg:width="1.651cm" svg:height="0.645cm" svg:x="52.971cm" svg:y="22.345cm">
          <draw:text-box>
            <text:p text:style-name="P9"><text:span text:style-name="T4">false</text:span></text:p>
          </draw:text-box>
        </draw:frame>
        <draw:line draw:style-name="gr34" draw:text-style-name="P1" draw:layer="layout" svg:x1="59.321cm" svg:y1="23.615cm" svg:x2="61.353cm" svg:y2="23.615cm">
          <text:p/>
        </draw:line>
        <draw:frame draw:style-name="gr40" draw:text-style-name="P9" draw:layer="layout" svg:width="1.524cm" svg:height="0.758cm" svg:x="59.775cm" svg:y="22.526cm">
          <draw:text-box>
            <text:p text:style-name="P9"><text:span text:style-name="T4">true</text:span></text:p>
          </draw:text-box>
        </draw:frame>
        <draw:custom-shape draw:style-name="gr35" draw:text-style-name="P1" xml:id="id7" draw:id="id7" draw:layer="layout" svg:width="4.318cm" svg:height="1.524cm" svg:x="49.88cm" svg:y="28.50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1" draw:text-style-name="P2" xml:id="id1" draw:id="id1" draw:layer="layout" svg:width="3.937cm" svg:height="1.393cm" svg:x="50.207cm" svg:y="28.734cm">
          <draw:text-box>
            <text:p text:style-name="P2"><text:span text:style-name="T1">For </text:span></text:p>
            <text:p text:style-name="P2"><text:span text:style-name="T1">Nested Loop</text:span></text:p>
          </draw:text-box>
        </draw:frame>
        <draw:connector draw:style-name="gr42" draw:text-style-name="P1" draw:layer="layout" svg:x1="54.144cm" svg:y1="29.43cm" svg:x2="58.024cm" svg:y2="33.672cm" draw:start-shape="id1" draw:start-glue-point="1" draw:end-shape="id2" draw:end-glue-point="8" svg:d="m54144 29430h1272v4743h2608v-501">
          <text:p/>
        </draw:connector>
        <draw:line draw:style-name="gr34" draw:text-style-name="P1" draw:layer="layout" svg:x1="52.012cm" svg:y1="30.104cm" svg:x2="52.012cm" svg:y2="31.755cm">
          <text:p/>
        </draw:line>
        <draw:custom-shape draw:style-name="gr35" draw:text-style-name="P1" draw:layer="layout" svg:width="3.429cm" svg:height="1.397cm" svg:x="50.361cm" svg:y="31.75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1" draw:text-style-name="P5" draw:layer="layout" svg:width="2.921cm" svg:height="1.393cm" svg:x="51.342cm" svg:y="32.082cm">
          <draw:text-box>
            <text:p text:style-name="P5"><text:span text:style-name="T1">Math</text:span></text:p>
          </draw:text-box>
        </draw:frame>
        <draw:line draw:style-name="gr34" draw:text-style-name="P1" draw:layer="layout" svg:x1="51.939cm" svg:y1="33.152cm" svg:x2="51.939cm" svg:y2="34.93cm">
          <text:p/>
        </draw:line>
        <draw:frame draw:style-name="gr43" draw:text-style-name="P9" draw:layer="layout" svg:width="2.286cm" svg:height="1.012cm" svg:x="52.139cm" svg:y="30.612cm">
          <draw:text-box>
            <text:p text:style-name="P9"><text:span text:style-name="T4">true</text:span></text:p>
          </draw:text-box>
        </draw:frame>
        <draw:custom-shape draw:style-name="gr35" draw:text-style-name="P1" xml:id="id3" draw:id="id3" draw:layer="layout" svg:width="3.81cm" svg:height="1.27cm" svg:x="50.042cm" svg:y="34.957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4" draw:text-style-name="P5" draw:layer="layout" svg:width="2.54cm" svg:height="1.139cm" svg:x="51.169cm" svg:y="35.284cm">
          <draw:text-box>
            <text:p text:style-name="P5"><text:span text:style-name="T1">Output</text:span></text:p>
          </draw:text-box>
        </draw:frame>
        <draw:connector draw:style-name="gr45" draw:text-style-name="P1" draw:layer="layout" svg:x1="50.042cm" svg:y1="35.592cm" svg:x2="52.031cm" svg:y2="27.894cm" draw:start-shape="id3" draw:start-glue-point="5" svg:d="m50042 35592h-501v-7698h2490">
          <text:p/>
        </draw:connector>
        <draw:custom-shape draw:style-name="gr7" draw:text-style-name="P1" xml:id="id2" draw:id="id2" draw:layer="layout" svg:width="2.667cm" svg:height="2.667cm" svg:x="56.69cm" svg:y="31.00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6" draw:text-style-name="P9" draw:layer="layout" svg:width="1.27cm" svg:height="0.758cm" svg:x="54.274cm" svg:y="28.864cm">
          <draw:text-box>
            <text:p text:style-name="P9"><text:span text:style-name="T4">false</text:span></text:p>
          </draw:text-box>
        </draw:frame>
        <draw:custom-shape draw:style-name="gr7" draw:text-style-name="P1" draw:layer="layout" svg:width="2.921cm" svg:height="2.921cm" svg:x="49.696cm" svg:y="22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5" draw:layer="layout" svg:width="2.413cm" svg:height="1.139cm" svg:x="50.523cm" svg:y="23.207cm">
          <draw:text-box>
            <text:p text:style-name="P5"><text:span text:style-name="T1">Back</text:span></text:p>
          </draw:text-box>
        </draw:frame>
        <draw:custom-shape draw:style-name="gr7" draw:text-style-name="P1" xml:id="id4" draw:id="id4" draw:layer="layout" svg:width="4.064cm" svg:height="1.651cm" svg:x="61.434cm" svg:y="22.826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8" draw:text-style-name="P5" draw:layer="layout" svg:width="3.175cm" svg:height="1.52cm" svg:x="62.715cm" svg:y="23.307cm">
          <draw:text-box>
            <text:p text:style-name="P5"><text:span text:style-name="T1">Output</text:span></text:p>
          </draw:text-box>
        </draw:frame>
        <draw:connector draw:style-name="gr45" draw:text-style-name="P1" draw:layer="layout" svg:x1="63.466cm" svg:y1="24.477cm" svg:x2="62.58cm" svg:y2="25.577cm" draw:start-shape="id4" draw:start-glue-point="6" draw:end-shape="id5" draw:end-glue-point="4" svg:d="m63466 24477v550h-886v550">
          <text:p/>
        </draw:connector>
        <draw:frame draw:style-name="gr47" draw:text-style-name="P5" draw:layer="layout" svg:width="2.413cm" svg:height="1.139cm" svg:x="57.356cm" svg:y="32.11cm">
          <draw:text-box>
            <text:p text:style-name="P5"><text:span text:style-name="T1">Back</text:span></text:p>
          </draw:text-box>
        </draw:frame>
        <draw:custom-shape draw:style-name="gr7" draw:text-style-name="P1" xml:id="id5" draw:id="id5" draw:layer="layout" svg:width="3.302cm" svg:height="3.302cm" svg:x="60.929cm" svg:y="25.57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4" draw:text-style-name="P1" draw:layer="layout" svg:x1="60.902cm" svg:y1="27.228cm" svg:x2="59.194cm" svg:y2="27.228cm">
          <text:p/>
        </draw:line>
        <draw:custom-shape draw:style-name="gr7" draw:text-style-name="P1" draw:layer="layout" svg:width="3.175cm" svg:height="1.27cm" svg:x="55.965cm" svg:y="26.53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7" draw:text-style-name="P2" xml:id="id6" draw:id="id6" draw:layer="layout" svg:width="3.048cm" svg:height="1.139cm" svg:x="56.035cm" svg:y="26.69cm">
          <draw:text-box>
            <text:p text:style-name="P2"><text:span text:style-name="T1">Return </text:span></text:p>
            <text:p text:style-name="P2"><text:span text:style-name="T1">Boolean</text:span></text:p>
          </draw:text-box>
        </draw:frame>
        <draw:connector draw:style-name="gr45" draw:text-style-name="P1" draw:layer="layout" svg:x1="56.035cm" svg:y1="27.259cm" svg:x2="52.039cm" svg:y2="28.507cm" draw:start-shape="id6" draw:start-glue-point="3" draw:end-shape="id7" draw:end-glue-point="4" svg:d="m56035 27259h-3996v1248">
          <text:p/>
        </draw:connector>
        <draw:frame draw:style-name="gr48" draw:text-style-name="P5" draw:layer="layout" svg:width="3.048cm" svg:height="1.52cm" svg:x="61.407cm" svg:y="26.931cm">
          <draw:text-box>
            <text:p text:style-name="P5"><text:span text:style-name="T1">Conditional</text:span></text:p>
          </draw:text-box>
        </draw:frame>
        <draw:frame draw:style-name="gr49" draw:text-style-name="P9" draw:layer="layout" svg:width="2.159cm" svg:height="0.885cm" svg:x="59.54cm" svg:y="26.561cm">
          <draw:text-box>
            <text:p text:style-name="P9"><text:span text:style-name="T4">false</text:span></text:p>
          </draw:text-box>
        </draw:frame>
        <draw:line draw:style-name="gr34" draw:text-style-name="P1" draw:layer="layout" svg:x1="64.201cm" svg:y1="27.266cm" svg:x2="66.435cm" svg:y2="27.266cm">
          <text:p/>
        </draw:line>
        <draw:custom-shape draw:style-name="gr7" draw:text-style-name="P1" draw:layer="layout" svg:width="3.683cm" svg:height="1.397cm" svg:x="66.435cm" svg:y="26.55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9" draw:text-style-name="P2" draw:layer="layout" svg:width="2.667cm" svg:height="1.039cm" svg:x="66.943cm" svg:y="26.789cm">
          <draw:text-box>
            <text:p text:style-name="P2"><text:span text:style-name="T1">Return Number</text:span></text:p>
          </draw:text-box>
        </draw:frame>
        <draw:frame draw:style-name="gr50" draw:text-style-name="P9" draw:layer="layout" svg:width="1.683cm" svg:height="1.266cm" svg:x="64.149cm" svg:y="26.685cm">
          <draw:text-box>
            <text:p text:style-name="P9"><text:span text:style-name="T4">true</text:span></text:p>
          </draw:text-box>
        </draw:frame>
        <draw:custom-shape draw:style-name="gr4" draw:text-style-name="P1" draw:layer="layout" svg:width="4.445cm" svg:height="1.651cm" svg:x="69.559cm" svg:y="44.869cm">
          <text:p/>
          <draw:enhanced-geometry svg:viewBox="0 0 21600 21600" draw:glue-points="10800 0 0 10800 10800 21600 21600 10800" draw:text-areas="?f4 ?f6 ?f5 ?f7" draw:extrusion="true" draw:extrusion-depth="0.254cm 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2" draw:layer="layout" svg:width="4.191cm" svg:height="0.885cm" svg:x="70.213cm" svg:y="45.289cm">
          <draw:text-box>
            <text:p text:style-name="P12"><text:span text:style-name="T10">Function Object</text:span></text:p>
          </draw:text-box>
        </draw:frame>
        <draw:custom-shape draw:style-name="gr7" draw:text-style-name="P1" draw:layer="layout" svg:width="4.064cm" svg:height="1.397cm" svg:x="74.471cm" svg:y="44.969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4" draw:text-style-name="P1" draw:layer="layout" svg:x1="74.727cm" svg:y1="45.731cm" svg:x2="74.077cm" svg:y2="45.731cm">
          <text:p/>
        </draw:line>
        <draw:frame draw:style-name="gr50" draw:text-style-name="P5" draw:layer="layout" svg:width="3.048cm" svg:height="1.266cm" svg:x="75.133cm" svg:y="45.35cm">
          <draw:text-box>
            <text:p text:style-name="P5"><text:span text:style-name="T1">Obj. Argument</text:span></text:p>
          </draw:text-box>
        </draw:frame>
        <draw:line draw:style-name="gr34" draw:text-style-name="P1" draw:layer="layout" svg:x1="71.791cm" svg:y1="46.393cm" svg:x2="71.791cm" svg:y2="48.171cm">
          <text:p/>
        </draw:line>
        <draw:custom-shape draw:style-name="gr7" draw:text-style-name="P1" draw:layer="layout" svg:width="4.318cm" svg:height="1.524cm" svg:x="69.578cm" svg:y="48.298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8" draw:text-style-name="P5" draw:layer="layout" svg:width="2.921cm" svg:height="1.52cm" svg:x="71.021cm" svg:y="48.725cm">
          <draw:text-box>
            <text:p text:style-name="P5"><text:span text:style-name="T1">Output</text:span></text:p>
          </draw:text-box>
        </draw:frame>
        <draw:line draw:style-name="gr34" draw:text-style-name="P1" draw:layer="layout" svg:x1="71.791cm" svg:y1="49.822cm" svg:x2="71.791cm" svg:y2="51.473cm">
          <text:p/>
        </draw:line>
        <draw:custom-shape draw:style-name="gr7" draw:text-style-name="P1" draw:layer="layout" svg:width="3.81cm" svg:height="1.143cm" svg:x="69.913cm" svg:y="51.62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1" draw:text-style-name="P2" draw:layer="layout" svg:width="3.429cm" svg:height="1.039cm" svg:x="70.167cm" svg:y="51.781cm">
          <draw:text-box>
            <text:p text:style-name="P2"><text:span text:style-name="T1">Return Copy </text:span></text:p>
            <text:p text:style-name="P2"><text:span text:style-name="T1">Obj.</text:span></text:p>
          </draw:text-box>
        </draw:frame>
        <draw:custom-shape draw:style-name="gr4" draw:text-style-name="P1" draw:layer="layout" svg:width="4.445cm" svg:height="1.651cm" svg:x="42.358cm" svg:y="44.722cm">
          <text:p/>
          <draw:enhanced-geometry svg:viewBox="0 0 21600 21600" draw:glue-points="10800 0 0 10800 10800 21600 21600 10800" draw:text-areas="?f4 ?f6 ?f5 ?f7" draw:extrusion="true" draw:extrusion-depth="0.254cm 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3" draw:layer="layout" svg:width="4.191cm" svg:height="1.039cm" svg:x="42.512cm" svg:y="45.042cm">
          <draw:text-box>
            <text:p text:style-name="P13"><text:span text:style-name="T10">Function Conversion</text:span></text:p>
            <text:p text:style-name="P13"><text:span text:style-name="T10">JSON</text:span></text:p>
          </draw:text-box>
        </draw:frame>
        <draw:custom-shape draw:style-name="gr7" draw:text-style-name="P1" draw:layer="layout" svg:width="4.064cm" svg:height="1.397cm" svg:x="47.269cm" svg:y="44.81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0" draw:text-style-name="P5" draw:layer="layout" svg:width="3.492cm" svg:height="1.266cm" svg:x="47.831cm" svg:y="45.191cm">
          <draw:text-box>
            <text:p text:style-name="P5"><text:span text:style-name="T1">Array Argument</text:span></text:p>
          </draw:text-box>
        </draw:frame>
        <draw:line draw:style-name="gr34" draw:text-style-name="P1" draw:layer="layout" svg:x1="47.526cm" svg:y1="45.523cm" svg:x2="46.876cm" svg:y2="45.523cm">
          <text:p/>
        </draw:line>
        <draw:line draw:style-name="gr34" draw:text-style-name="P1" draw:layer="layout" svg:x1="44.565cm" svg:y1="46.324cm" svg:x2="44.565cm" svg:y2="47.34cm">
          <text:p/>
        </draw:line>
        <draw:custom-shape draw:style-name="gr7" draw:text-style-name="P1" draw:layer="layout" svg:width="4.445cm" svg:height="1.27cm" svg:x="42.433cm" svg:y="47.429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50" draw:text-style-name="P9" draw:layer="layout" svg:width="4.191cm" svg:height="1.266cm" svg:x="42.687cm" svg:y="47.783cm">
          <draw:text-box>
            <text:p text:style-name="P9"><text:span text:style-name="T1">Process:</text:span><text:span text:style-name="T4"> .stringify()</text:span></text:p>
          </draw:text-box>
        </draw:frame>
        <draw:line draw:style-name="gr34" draw:text-style-name="P1" draw:layer="layout" svg:x1="44.592cm" svg:y1="48.845cm" svg:x2="44.592cm" svg:y2="49.696cm">
          <text:p/>
        </draw:line>
        <draw:custom-shape draw:style-name="gr7" draw:text-style-name="P1" draw:layer="layout" svg:width="4.445cm" svg:height="1.143cm" svg:x="42.533cm" svg:y="49.66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7" draw:text-style-name="P5" draw:layer="layout" svg:width="4.064cm" svg:height="1.139cm" svg:x="43.387cm" svg:y="49.923cm">
          <draw:text-box>
            <text:p text:style-name="P5"><text:span text:style-name="T1">Return String</text:span></text:p>
          </draw:text-box>
        </draw:frame>
        <draw:line draw:style-name="gr34" draw:text-style-name="P1" draw:layer="layout" svg:x1="44.619cm" svg:y1="50.769cm" svg:x2="44.619cm" svg:y2="51.658cm">
          <text:p/>
        </draw:line>
        <draw:custom-shape draw:style-name="gr7" draw:text-style-name="P1" draw:layer="layout" svg:width="4.572cm" svg:height="1.397cm" svg:x="42.533cm" svg:y="51.65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7" draw:text-style-name="P2" draw:layer="layout" svg:width="4.064cm" svg:height="1.139cm" svg:x="42.787cm" svg:y="51.785cm">
          <draw:text-box>
            <text:p text:style-name="P2"><text:span text:style-name="T1">JSON</text:span></text:p>
            <text:p text:style-name="P2"><text:span text:style-name="T1">Store</text:span></text:p>
          </draw:text-box>
        </draw:frame>
        <draw:custom-shape draw:style-name="gr4" draw:text-style-name="P1" draw:layer="layout" svg:width="4.445cm" svg:height="1.651cm" svg:x="55.894cm" svg:y="44.719cm">
          <text:p/>
          <draw:enhanced-geometry svg:viewBox="0 0 21600 21600" draw:glue-points="10800 0 0 10800 10800 21600 21600 10800" draw:text-areas="?f4 ?f6 ?f5 ?f7" draw:extrusion="true" draw:extrusion-depth="0.254cm 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3" draw:layer="layout" svg:width="4.191cm" svg:height="1.039cm" svg:x="56.048cm" svg:y="45.039cm">
          <draw:text-box>
            <text:p text:style-name="P13"><text:span text:style-name="T10">Function</text:span></text:p>
            <text:p text:style-name="P13"><text:span text:style-name="T10">String Mix</text:span></text:p>
          </draw:text-box>
        </draw:frame>
        <draw:line draw:style-name="gr34" draw:text-style-name="P1" draw:layer="layout" svg:x1="58.08cm" svg:y1="46.497cm" svg:x2="58.08cm" svg:y2="48.402cm">
          <text:p/>
        </draw:line>
        <draw:custom-shape draw:style-name="gr7" draw:text-style-name="P1" draw:layer="layout" svg:width="4.318cm" svg:height="1.851cm" svg:x="55.921cm" svg:y="48.45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52" draw:text-style-name="P9" draw:layer="layout" svg:width="3.429cm" svg:height="1.433cm" svg:x="56.783cm" svg:y="48.856cm">
          <draw:text-box>
            <text:p text:style-name="P9"><text:span text:style-name="T4">String Variable 1</text:span></text:p>
            <text:p text:style-name="P9"><text:span text:style-name="T4">String Variable 2</text:span></text:p>
            <text:p text:style-name="P9"><text:span text:style-name="T4">String Variable 3</text:span></text:p>
          </draw:text-box>
        </draw:frame>
        <draw:line draw:style-name="gr34" draw:text-style-name="P1" draw:layer="layout" svg:x1="58.053cm" svg:y1="50.307cm" svg:x2="58.053cm" svg:y2="51.577cm">
          <text:p/>
        </draw:line>
        <draw:custom-shape draw:style-name="gr7" draw:text-style-name="P1" draw:layer="layout" svg:width="4.318cm" svg:height="1.27cm" svg:x="55.921cm" svg:y="51.65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0" draw:text-style-name="P5" draw:layer="layout" svg:width="3.556cm" svg:height="1.266cm" svg:x="56.775cm" svg:y="51.985cm">
          <draw:text-box>
            <text:p text:style-name="P5"><text:span text:style-name="T1">Return Arra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131 902" svg:d="m564 0-564 902h1131z"/>
    <draw:marker draw:name="Arrowheads_20_3" draw:display-name="Arrowheads 3" svg:viewBox="0 0 1013 1130" svg:d="m1009 1050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ctus </meta:initial-creator>
    <meta:creation-date>2013-01-23T14:36:45</meta:creation-date>
    <dc:date>2013-01-23T15:10:38</dc:date>
    <dc:creator>Nactus </dc:creator>
    <meta:editing-duration>PT17M38S</meta:editing-duration>
    <meta:editing-cycles>4</meta:editing-cycles>
    <meta:generator>LibreOffice/3.5$Linux_X86_64 LibreOffice_project/350m1$Build-2</meta:generator>
    <meta:document-statistic meta:object-count="171"/>
  </office:meta>
</office:document-meta>
</file>